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07022DCF009.jpg"/>
  <manifest:file-entry manifest:media-type="image/jpeg" manifest:full-path="Pictures/100000000000054C0000019D2024983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00ff0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7" style:family="graphic">
      <style:graphic-properties style:protect="size"/>
    </style:style>
    <style:style style:name="gr8" style:family="graphic" style:parent-style-name="standard" style:list-style-name="L5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bbe0e3" draw:textarea-horizontal-align="justify" draw:textarea-vertical-align="top" draw:auto-grow-height="true" draw:auto-grow-width="false" fo:min-height="11.727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r7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2.001cm" fo:padding-top="0.013cm" fo:padding-bottom="0.013cm" fo:padding-left="0.013cm" fo:padding-right="0.013cm" draw:shadow="hidden"/>
    </style:style>
    <style:style style:name="pr8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 draw:shadow-color="#808080"/>
    </style:style>
    <style:style style:name="pr9" style:family="presentation" style:parent-style-name="Default-notes">
      <style:graphic-properties draw:fill-color="#ffffff" fo:min-height="12.001cm"/>
    </style:style>
    <style:style style:name="pr10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margin-top="0.158cm" fo:margin-bottom="0cm" text:enable-numbering="false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52cm" fo:margin-right="0cm" fo:margin-top="0.211cm" fo:margin-bottom="0cm" text:enable-numbering="true" fo:text-indent="-0.952cm"/>
    </style:style>
    <style:style style:name="P7" style:family="paragraph">
      <style:paragraph-properties fo:margin-left="0.952cm" fo:margin-right="0cm" fo:text-indent="-0.952cm"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952cm" fo:margin-right="0cm" fo:margin-top="0.211cm" fo:margin-bottom="0cm" text:enable-numbering="false" fo:text-indent="-0.952cm"/>
    </style:style>
    <style:style style:name="P10" style:family="paragraph">
      <style:paragraph-properties fo:margin-left="2.063cm" fo:margin-right="0cm" fo:margin-top="0.176cm" fo:margin-bottom="0cm" text:enable-numbering="true" fo:text-indent="-0.793cm"/>
    </style:style>
    <style:style style:name="P11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3.175cm" fo:margin-right="0cm" fo:margin-top="0.158cm" fo:margin-bottom="0cm" text:enable-numbering="true" fo:text-indent="-0.635cm"/>
    </style:style>
    <style:style style:name="P15" style:family="paragraph">
      <style:paragraph-properties fo:margin-left="0.952cm" fo:margin-right="0cm" fo:margin-top="0.211cm" fo:margin-bottom="0cm" text:enable-numbering="true" fo:text-indent="-0.952cm"/>
      <style:text-properties fo:font-size="24pt" fo:font-style="normal" fo:font-weight="normal" style:font-size-asian="24pt" style:font-size-complex="24pt"/>
    </style:style>
    <style:style style:name="P16" style:family="paragraph">
      <style:paragraph-properties fo:margin-left="0.952cm" fo:margin-right="0cm" fo:text-indent="-0.952cm" style:writing-mode="lr-tb"/>
      <style:text-properties fo:font-size="24pt" fo:font-style="normal" fo:font-weight="normal" style:font-size-asian="24pt" style:font-size-complex="24pt"/>
    </style:style>
    <style:style style:name="P17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/>
    </style:style>
    <style:style style:name="P18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paragraph-properties fo:margin-left="0.952cm" fo:margin-right="0cm" fo:margin-top="0.352cm" fo:margin-bottom="0cm" text:enable-numbering="false" fo:text-indent="-0.952cm"/>
    </style:style>
    <style:style style:name="P20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21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22" style:family="paragraph">
      <style:paragraph-properties fo:margin-left="3.175cm" fo:margin-right="0cm" fo:margin-top="0.158cm" fo:margin-bottom="0cm" fo:line-height="90%" text:enable-numbering="true" fo:text-indent="-0.635cm"/>
    </style:style>
    <style:style style:name="P23" style:family="paragraph">
      <style:paragraph-properties fo:margin-left="4.445cm" fo:margin-right="0cm" fo:margin-top="0.141cm" fo:margin-bottom="0cm" fo:line-height="90%" text:enable-numbering="true" fo:text-indent="-0.635cm"/>
    </style:style>
    <style:style style:name="P24" style:family="paragraph">
      <style:paragraph-properties fo:margin-left="0cm" fo:margin-right="0cm" fo:text-indent="0cm"/>
      <style:text-properties fo:font-size="12pt"/>
    </style:style>
    <style:style style:name="P25" style:family="paragraph">
      <style:paragraph-properties fo:margin-left="2.063cm" fo:margin-right="0cm" text:enable-numbering="true" fo:text-indent="-0.793cm"/>
    </style:style>
    <style:style style:name="P26" style:family="paragraph">
      <style:paragraph-properties fo:margin-left="0.952cm" fo:margin-right="0cm" text:enable-numbering="true" fo:text-indent="-0.952cm"/>
    </style:style>
    <style:style style:name="P27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/>
      <style:text-properties fo:color="#008080" fo:font-family="Arial" style:font-family-generic="swiss" style:font-pitch="variable" fo:font-size="20pt"/>
    </style:style>
    <style:style style:name="P28" style:family="paragraph">
      <style:paragraph-properties fo:margin-left="0cm" fo:margin-right="0cm" fo:text-indent="0cm" style:text-autospace="none"/>
      <style:text-properties fo:font-family="Arial" style:font-family-generic="swiss" style:font-pitch="variable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29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 style:writing-mode="lr-tb"/>
      <style:text-properties fo:color="#008080" fo:font-family="Arial" style:font-family-generic="swiss" style:font-pitch="variable" fo:font-size="20pt"/>
    </style:style>
    <style:style style:name="T1" style:family="text">
      <style:text-properties fo:color="#1e481f" fo:font-size="36pt" fo:language="en" fo:country="GB" style:font-size-asian="36pt" style:font-size-complex="36pt"/>
    </style:style>
    <style:style style:name="T2" style:family="text">
      <style:text-properties fo:language="nl" fo:country="NL"/>
    </style:style>
    <style:style style:name="T3" style:family="text">
      <style:text-properties fo:font-weight="normal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ize="24pt" fo:font-weight="bold" style:font-size-asian="24pt" style:font-size-complex="24pt"/>
    </style:style>
    <style:style style:name="T7" style:family="text">
      <style:text-properties fo:color="#ffffff" fo:font-family="Times" style:font-family-generic="swiss" style:font-pitch="variable" fo:font-size="24pt" fo:language="en" fo:country="US" style:font-size-asian="24pt" style:font-size-complex="24pt"/>
    </style:style>
    <style:style style:name="T8" style:family="text">
      <style:text-properties fo:font-family="Times" style:font-family-generic="swiss" style:font-pitch="variable" fo:font-size="24pt" fo:language="en" fo:country="US" style:font-size-asian="24pt" style:font-size-complex="24pt"/>
    </style:style>
    <style:style style:name="T9" style:family="text">
      <style:text-properties fo:font-family="Times" style:font-family-generic="swiss" style:font-pitch="variable" fo:font-size="24pt" style:font-size-asian="24pt" style:font-size-complex="24pt"/>
    </style:style>
    <style:style style:name="T10" style:family="text">
      <style:text-properties fo:font-size="24pt" fo:font-style="normal" fo:font-weight="normal" style:font-size-asian="24pt" style:font-size-complex="24pt"/>
    </style:style>
    <style:style style:name="T11" style:family="text">
      <style:text-properties fo:font-size="24pt" fo:font-style="normal" fo:font-weight="normal" style:font-size-asian="24pt" style:font-weight-asian="bold" style:font-size-complex="24pt" style:font-weight-complex="bold"/>
    </style:style>
    <style:style style:name="T12" style:family="text">
      <style:text-properties fo:font-size="24pt" fo:font-style="normal" fo:font-weight="bold" style:font-size-asian="24pt" style:font-weight-asian="bold" style:font-size-complex="24pt" style:font-weight-complex="bold"/>
    </style:style>
    <style:style style:name="T13" style:family="text">
      <style:text-properties fo:color="#008080" fo:font-family="Arial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14" style:family="text">
      <style:text-properties fo:color="#3f7f7f" fo:font-family="Arial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15" style:family="text">
      <style:text-properties fo:color="#7f007f" fo:font-family="Arial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16" style:family="text">
      <style:text-properties fo:color="#000000" fo:font-family="Arial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17" style:family="text">
      <style:text-properties fo:color="#2a00ff" fo:font-family="Arial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18" style:family="text">
      <style:text-properties fo:font-size="40pt" fo:language="en" fo:country="US" style:font-size-asian="40pt" style:font-size-complex="40pt"/>
    </style:style>
    <style:style style:name="T19" style:family="text">
      <style:text-properties fo:font-family="Arial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20" style:family="text">
      <style:text-properties fo:color="#008080" fo:font-family="Monaco" style:font-family-generic="swiss" style:font-pitch="variable" fo:font-size="24pt" fo:language="en" fo:country="US" style:font-family-asian="'ＭＳ Ｐゴシック'" style:font-family-generic-asian="modern" style:font-pitch-asian="variable" style:font-size-asian="24pt" style:font-family-complex="'ＭＳ Ｐゴシック'" style:font-family-generic-complex="modern" style:font-pitch-complex="variable" style:font-size-complex="24pt"/>
    </style:style>
    <style:style style:name="T21" style:family="text">
      <style:text-properties fo:color="#008080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22" style:family="text">
      <style:text-properties fo:color="#008080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3" style:family="text">
      <style:text-properties fo:color="#3f7f7f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4" style:family="text">
      <style:text-properties fo:color="#7f007f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5" style:family="text">
      <style:text-properties fo:color="#000000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6" style:family="text">
      <style:text-properties fo:color="#2a00ff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7" style:family="text">
      <style:text-properties fo:color="#1e481f" fo:font-size="36pt" style:font-size-asian="36pt" style:font-size-complex="36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Spring JMX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Spring JMX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Management and Monitoring of Java Applications</text:p>
          </draw:text-box>
        </draw:frame>
        <presentation:notes draw:style-name="dp2">
          <office:forms form:automatic-focus="false" form:apply-design-mode="false"/>
          <draw:page-thumbnail draw:layer="layout" svg:width="13.339cm" svg:height="10.006cm" svg:x="3.493cm" svg:y="2.002cm" draw:page-number="1"/>
          <draw:frame presentation:style-name="pr3" draw:text-style-name="P2" draw:layer="layout" svg:width="16.254cm" svg:height="11.995cm" svg:x="2.033cm" svg:y="12.674cm" presentation:class="notes" presentation:user-transformed="true">
            <draw:text-box>
              <text:p text:style-name="P4"><text:span text:style-name="T2">Read notes on slide 10 about connecting to TomCat to give people a feel for the process.</text:span></text:p>
            </draw:text-box>
          </draw:frame>
        </presentation:notes>
      </draw:page>
      <draw:page draw:name="Topics in this sess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Introduction to JMX</text:p>
              </text:list-item>
            </text:list>
            <text:list text:style-name="L4">
              <text:list-item>
                <text:p text:style-name="P6">JMX Architecture</text:p>
              </text:list-item>
            </text:list>
            <text:list text:style-name="L4">
              <text:list-item>
                <text:p text:style-name="P6">Introducing Spring JMX</text:p>
              </text:list-item>
            </text:list>
            <text:list text:style-name="L4">
              <text:list-item>
                <text:p text:style-name="P6"><text:span text:style-name="T3">Explicitly exporting beans with Spring</text:span></text:p>
              </text:list-item>
            </text:list>
            <text:list text:style-name="L4">
              <text:list-item>
                <text:p text:style-name="P6"><text:span text:style-name="T3">Automatically exporting existing MBea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4">Introduction to JMX</text:span></text:p>
              </text:list-item>
            </text:list>
            <text:list text:style-name="L4">
              <text:list-item>
                <text:p text:style-name="P6">JMX Architecture</text:p>
              </text:list-item>
            </text:list>
            <text:list text:style-name="L4">
              <text:list-item>
                <text:p text:style-name="P6"><text:span text:style-name="T3">Introducing Spring JMX</text:span></text:p>
              </text:list-item>
            </text:list>
            <text:list text:style-name="L4">
              <text:list-item>
                <text:p text:style-name="P6"><text:span text:style-name="T3">Explicitly exporting beans with Spring</text:span></text:p>
              </text:list-item>
            </text:list>
            <text:list text:style-name="L4">
              <text:list-item>
                <text:p text:style-name="P6"><text:span text:style-name="T3">Automatically exporting existing MBea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3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Goals of JMX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Goals of JMX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The Java Management Extensions specification aims to create a standard API for adding management and monitoring to Java applications</text:p>
              </text:list-item>
            </text:list>
            <text:list text:style-name="L4">
              <text:list-item>
                <text:p text:style-name="P9"/>
              </text:list-item>
            </text:list>
            <text:list text:style-name="L4">
              <text:list-item>
                <text:p text:style-name="P6">Management</text:p>
              </text:list-item>
            </text:list>
            <text:list text:style-name="L4">
              <text:list-item>
                <text:list>
                  <text:list-item>
                    <text:p text:style-name="P10">Changing configuration properties at runtime</text:p>
                  </text:list-item>
                </text:list>
              </text:list-item>
            </text:list>
            <text:list text:style-name="L4">
              <text:list-item>
                <text:p text:style-name="P6">Monitoring</text:p>
              </text:list-item>
            </text:list>
            <text:list text:style-name="L4">
              <text:list-item>
                <text:list>
                  <text:list-item>
                    <text:p text:style-name="P10">Reporting cache hit/miss ratios at runti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4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How JMX Work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How JMX Works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5">To add this management and monitoring capability JMX instruments application components</text:span></text:p>
              </text:list-item>
            </text:list>
            <text:list text:style-name="L4">
              <text:list-item>
                <text:p text:style-name="P9"><text:span text:style-name="T5"/></text:p>
              </text:list-item>
            </text:list>
            <text:list text:style-name="L4">
              <text:list-item>
                <text:p text:style-name="P6"><text:span text:style-name="T5">JMX introduces the concept of the MBea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A Java Bean with a management interfa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5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Introduction to JMX</text:p>
              </text:list-item>
            </text:list>
            <text:list text:style-name="L4">
              <text:list-item>
                <text:p text:style-name="P6"><text:span text:style-name="T6">JMX Architecture</text:span></text:p>
              </text:list-item>
            </text:list>
            <text:list text:style-name="L4">
              <text:list-item>
                <text:p text:style-name="P6">Introducing Spring JMX</text:p>
              </text:list-item>
            </text:list>
            <text:list text:style-name="L4">
              <text:list-item>
                <text:p text:style-name="P6"><text:span text:style-name="T3">Explicitly exporting beans with Spring</text:span></text:p>
              </text:list-item>
            </text:list>
            <text:list text:style-name="L4">
              <text:list-item>
                <text:p text:style-name="P6"><text:span text:style-name="T3">Automatically exporting existing MBea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6"/>
          <draw:frame presentation:style-name="pr7" draw:text-style-name="P8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JMX Architectur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JMX Architecture</text:p>
          </draw:text-box>
        </draw:frame>
        <draw:custom-shape draw:style-name="gr1" draw:text-style-name="P12" draw:layer="layout" svg:width="13.759cm" svg:height="2.54cm" svg:x="5.816cm" svg:y="9.737cm">
          <text:p text:style-name="P11"><text:span text:style-name="T7">MBeanServer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2" draw:layer="layout" svg:width="3.81cm" svg:height="1.694cm" svg:x="5.922cm" svg:y="13.758cm">
            <text:p text:style-name="P11"><text:span text:style-name="T8">MBea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2" draw:layer="layout" svg:width="3.81cm" svg:height="1.694cm" svg:x="15.659cm" svg:y="13.758cm">
            <text:p text:style-name="P11"><text:span text:style-name="T8">MBea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2" draw:layer="layout" svg:width="3.81cm" svg:height="1.694cm" svg:x="10.79cm" svg:y="13.758cm">
            <text:p text:style-name="P11"><text:span text:style-name="T8">MBea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2" draw:layer="layout" svg:width="5.08cm" svg:height="2.328cm" svg:x="7.086cm" svg:y="6.35cm">
            <text:p text:style-name="P11"><text:span text:style-name="T9">JSR-160 </text:span></text:p>
            <text:p text:style-name="P11"><text:span text:style-name="T9">Connecto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5.08cm" svg:height="2.328cm" svg:x="13.225cm" svg:y="6.35cm">
            <text:p text:style-name="P11"><text:span text:style-name="T9">JSR-160 </text:span></text:p>
            <text:p text:style-name="P11"><text:span text:style-name="T9">Connector</text:span></text:p>
            <draw:enhanced-geometry svg:viewBox="0 0 21600 21600" draw:type="rectangle" draw:enhanced-path="M 0 0 L 21600 0 21600 21600 0 21600 0 0 Z N"/>
          </draw:custom-shape>
        </draw:g>
        <draw:line draw:style-name="gr4" draw:text-style-name="P13" draw:layer="layout" svg:x1="17.568cm" svg:y1="12.277cm" svg:x2="17.568cm" svg:y2="13.758cm">
          <text:p text:style-name="P8"/>
        </draw:line>
        <draw:line draw:style-name="gr4" draw:text-style-name="P13" draw:layer="layout" svg:x1="12.7cm" svg:y1="12.277cm" svg:x2="12.7cm" svg:y2="13.758cm">
          <text:p text:style-name="P8"/>
        </draw:line>
        <draw:line draw:style-name="gr4" draw:text-style-name="P13" draw:layer="layout" svg:x1="7.832cm" svg:y1="12.277cm" svg:x2="7.832cm" svg:y2="13.758cm">
          <text:p text:style-name="P8"/>
        </draw:line>
        <draw:line draw:style-name="gr4" draw:text-style-name="P13" draw:layer="layout" svg:x1="15.663cm" svg:y1="8.678cm" svg:x2="15.663cm" svg:y2="9.737cm">
          <text:p text:style-name="P8"/>
        </draw:line>
        <draw:line draw:style-name="gr4" draw:text-style-name="P13" draw:layer="layout" svg:x1="9.525cm" svg:y1="8.678cm" svg:x2="9.525cm" svg:y2="9.737cm">
          <text:p text:style-name="P8"/>
        </draw:line>
        <draw:line draw:style-name="gr5" draw:text-style-name="P13" draw:layer="layout" svg:x1="15.663cm" svg:y1="4.868cm" svg:x2="15.663cm" svg:y2="6.35cm">
          <text:p text:style-name="P8"/>
        </draw:line>
        <draw:line draw:style-name="gr5" draw:text-style-name="P13" draw:layer="layout" svg:x1="9.525cm" svg:y1="4.868cm" svg:x2="9.525cm" svg:y2="6.35cm">
          <text:p text:style-name="P8"/>
        </draw:lin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7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JMX Architecture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5">An MBean is a standard Java Bean with an additional management interfac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Attribut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5">where getters and setters define readability and writeabilit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Operations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/></text:p>
              </text:list-item>
            </text:list>
            <text:list text:style-name="L4">
              <text:list-item>
                <text:p text:style-name="P6"><text:span text:style-name="T5">The management interface can be defined statically with a Java interface or defined dynamically at runti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8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JMX Architecture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5">An MBeanServer acts as a broker for communication betwe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Multiple local MBea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Remote clients and MBeans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/></text:p>
              </text:list-item>
            </text:list>
            <text:list text:style-name="L4">
              <text:list-item>
                <text:p text:style-name="P6"><text:span text:style-name="T5">An MBeanServer maintains a keyed reference to all MBeans registered with i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This key is referred to as an ObjectNam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9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JMX Architecture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5">External communication with an MBeanServer is accomplished using a JSR-160 connector</text:span></text:p>
              </text:list-item>
            </text:list>
            <text:list text:style-name="L4">
              <text:list-item>
                <text:p text:style-name="P6"><text:span text:style-name="T5">This specification defines a generic API for communicating with an MBeanServer</text:span></text:p>
              </text:list-item>
            </text:list>
            <text:list text:style-name="L4">
              <text:list-item>
                <text:p text:style-name="P6"><text:span text:style-name="T5">The only protocol required by the spec is RMI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But there are additional protocols including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5">SOA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5">Hessia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5">IP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0"/>
          <draw:frame presentation:style-name="pr8" draw:text-style-name="P2" draw:layer="layout" svg:width="16.254cm" svg:height="12cm" svg:x="2.033cm" svg:y="12.668cm" presentation:class="notes" presentation:user-transformed="true">
            <draw:text-box>
              <text:p text:style-name="P4"><text:span text:style-name="T5">After this slide is a good time to connect to TomCat via jconsole and give people a look at what MBeans the VM itself, as well as TomCat exposes.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Introduction to JMX</text:p>
              </text:list-item>
            </text:list>
            <text:list text:style-name="L4">
              <text:list-item>
                <text:p text:style-name="P6">JMX Architecture</text:p>
              </text:list-item>
            </text:list>
            <text:list text:style-name="L4">
              <text:list-item>
                <text:p text:style-name="P6"><text:span text:style-name="T4">Introducing Spring JMX</text:span></text:p>
              </text:list-item>
            </text:list>
            <text:list text:style-name="L4">
              <text:list-item>
                <text:p text:style-name="P6"><text:span text:style-name="T3">Explicitly exporting beans with Spring</text:span></text:p>
              </text:list-item>
            </text:list>
            <text:list text:style-name="L4">
              <text:list-item>
                <text:p text:style-name="P6"><text:span text:style-name="T3">Automatically exporting existing MBea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1"/>
          <draw:frame presentation:style-name="pr7" draw:text-style-name="P8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Goals of Spring JMX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Goals of Spring JMX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Using the raw JMX API is difficult and complex</text:p>
              </text:list-item>
            </text:list>
            <text:list text:style-name="L4">
              <text:list-item>
                <text:p text:style-name="P9"/>
              </text:list-item>
            </text:list>
            <text:list text:style-name="L4">
              <text:list-item>
                <text:p text:style-name="P6">The goal of Spring's JMX support is to simplify the use of JMX while hiding the complexity of the A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2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Goals of Spring JMX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5">Exposing existing Spring beans as MBean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Transparently without changing any Java c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eclaratively using Spring bean definitions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/></text:p>
              </text:list-item>
            </text:list>
            <text:list text:style-name="L4">
              <text:list-item>
                <text:p text:style-name="P6"><text:span text:style-name="T5">Configuring JMX infrastructur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eclaratively using FactoryBeans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/></text:p>
              </text:list-item>
            </text:list>
            <text:list text:style-name="L4">
              <text:list-item>
                <text:p text:style-name="P6"><text:span text:style-name="T5">Consuming JMX managed bean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Transparently using a proxy-based mechanis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3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16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5"><text:span text:style-name="T10">Introduction to JMX</text:span></text:p>
              </text:list-item>
            </text:list>
            <text:list text:style-name="L4">
              <text:list-item>
                <text:p text:style-name="P15"><text:span text:style-name="T10">JMX Architecture</text:span></text:p>
              </text:list-item>
            </text:list>
            <text:list text:style-name="L4">
              <text:list-item>
                <text:p text:style-name="P15"><text:span text:style-name="T11">Introducing Spring JMX</text:span></text:p>
              </text:list-item>
            </text:list>
            <text:list text:style-name="L4">
              <text:list-item>
                <text:p text:style-name="P15"><text:span text:style-name="T12">Explicitly exporting beans with Spring</text:span></text:p>
              </text:list-item>
            </text:list>
            <text:list text:style-name="L4">
              <text:list-item>
                <text:p text:style-name="P15"><text:span text:style-name="T11">Automatically exporting existing MBea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4"/>
          <draw:frame presentation:style-name="pr7" draw:text-style-name="P8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Creating an MBeanServer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5">Creating an MBeanServer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5">To create an MBeanServer declaratively, define a bean</text:span></text:p>
              </text:list-item>
            </text:list>
          </draw:text-box>
        </draw:frame>
        <draw:custom-shape draw:name="Rectangle 4" draw:style-name="gr6" draw:text-style-name="P12" draw:layer="layout" svg:width="21.59cm" svg:height="5.08cm" svg:x="1.905cm" svg:y="7.62cm">
          <text:p text:style-name="P17"><text:span text:style-name="T13">&lt;</text:span><text:span text:style-name="T14">bean </text:span><text:span text:style-name="T15">id</text:span><text:span text:style-name="T16">=</text:span><text:span text:style-name="T17">"mBeanServer"</text:span><text:span text:style-name="T17"><text:line-break/></text:span><text:span text:style-name="T15">class</text:span><text:span text:style-name="T16">=</text:span><text:span text:style-name="T17">"org.springframework.jmx.support.</text:span><text:span text:style-name="T17"><text:line-break/></text:span><text:span text:style-name="T17"> <text:s text:c="11"/>MBeanServerFactoryBean"</text:span><text:span text:style-name="T13">&gt;</text:span></text:p>
          <text:p text:style-name="P18"><text:span text:style-name="T13"><text:tab/></text:span><text:span text:style-name="T13">&lt;</text:span><text:span text:style-name="T14">property </text:span><text:span text:style-name="T15">name</text:span><text:span text:style-name="T16">=</text:span><text:span text:style-name="T17">"locateExistingServerIfPossible" </text:span><text:span text:style-name="T15">value</text:span><text:span text:style-name="T16">=</text:span><text:span text:style-name="T17">"true"</text:span><text:span text:style-name="T13">/&gt;</text:span></text:p>
          <text:p text:style-name="P17"><text:span text:style-name="T13">&lt;/</text:span><text:span text:style-name="T14">bean</text:span><text:span text:style-name="T13">&gt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5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's MBeanExporter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5">Spring's MBeanExporter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5">Transparently expose an existing POJO bean to the MBeanServe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No need to write the registration code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By default avoids the need to create an explicit management interface or create an ObjectName instanc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Uses reflection to manage all properties and method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Uses map key as the Object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6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porting a bean as an MBea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13cm" svg:x="0.957cm" svg:y="0.095cm" presentation:class="title" presentation:user-transformed="true">
          <draw:text-box>
            <text:p text:style-name="P5"><text:span text:style-name="T5">Exporting a bean as an MBean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5">Start with an existing POJO bean</text:span></text:p>
              </text:list-item>
            </text:list>
            <text:list text:style-name="L4">
              <text:list-item>
                <text:p text:style-name="P19"><text:span text:style-name="T18"/></text:p>
              </text:list-item>
            </text:list>
            <text:list text:style-name="L4">
              <text:list-item>
                <text:p text:style-name="P6"><text:span text:style-name="T5">Use the MBeanExporter to export it</text:span></text:p>
              </text:list-item>
            </text:list>
          </draw:text-box>
        </draw:frame>
        <draw:custom-shape draw:name="Rectangle 4" draw:style-name="gr6" draw:text-style-name="P12" draw:layer="layout" svg:width="20.744cm" svg:height="1.482cm" svg:x="2.328cm" svg:y="6.138cm">
          <text:p text:style-name="P17"><text:span text:style-name="T13">&lt;</text:span><text:span text:style-name="T14">bean </text:span><text:span text:style-name="T15">id</text:span><text:span text:style-name="T16">=</text:span><text:span text:style-name="T17">"messageService" </text:span><text:span text:style-name="T15">class</text:span><text:span text:style-name="T16">=</text:span><text:span text:style-name="T17">"MessageService"</text:span><text:span text:style-name="T13">/&gt;</text:span></text:p>
          <draw:enhanced-geometry svg:viewBox="0 0 21600 21600" draw:type="rectangle" draw:enhanced-path="M 0 0 L 21600 0 21600 21600 0 21600 0 0 Z N"/>
        </draw:custom-shape>
        <draw:custom-shape draw:name="Rectangle 4" draw:style-name="gr6" draw:text-style-name="P12" draw:layer="layout" svg:width="20.744cm" svg:height="7.197cm" svg:x="2.328cm" svg:y="9.313cm">
          <text:p text:style-name="P17"><text:span text:style-name="T13">&lt;</text:span><text:span text:style-name="T14">bean </text:span><text:span text:style-name="T15">class</text:span><text:span text:style-name="T16">=</text:span><text:span text:style-name="T17">"org.springframework.jmx.export.MBeanExporter"</text:span><text:span text:style-name="T13">&gt;</text:span><text:span text:style-name="T13"><text:line-break/></text:span><text:span text:style-name="T13">&lt;</text:span><text:span text:style-name="T14">property </text:span><text:span text:style-name="T15">name</text:span><text:span text:style-name="T16">=</text:span><text:span text:style-name="T17">"beans"</text:span><text:span text:style-name="T13">&gt;</text:span><text:span text:style-name="T13"><text:line-break/></text:span><text:span text:style-name="T19"> <text:s text:c="3"/></text:span><text:span text:style-name="T13">&lt;</text:span><text:span text:style-name="T14">util:map</text:span><text:span text:style-name="T13">&gt;</text:span><text:span text:style-name="T13"><text:line-break/></text:span><text:span text:style-name="T19"> <text:s text:c="7"/></text:span><text:span text:style-name="T13">&lt;</text:span><text:span text:style-name="T14">entry </text:span><text:span text:style-name="T15">key</text:span><text:span text:style-name="T16">=</text:span><text:span text:style-name="T17">"service:name=messageService"</text:span><text:span text:style-name="T17"><text:line-break/></text:span><text:span text:style-name="T17"> <text:s text:c="18"/></text:span><text:span text:style-name="T15">value-ref</text:span><text:span text:style-name="T16">=</text:span><text:span text:style-name="T17">"messageService"</text:span><text:span text:style-name="T13">/&gt;</text:span><text:span text:style-name="T13"><text:line-break/></text:span><text:span text:style-name="T19"> <text:s text:c="3"/></text:span><text:span text:style-name="T13">&lt;/</text:span><text:span text:style-name="T14">util:map</text:span><text:span text:style-name="T13">&gt;</text:span><text:span text:style-name="T13"><text:line-break/></text:span><text:span text:style-name="T13">&lt;/</text:span><text:span text:style-name="T14">property</text:span><text:span text:style-name="T13">&gt;</text:span></text:p>
          <text:p text:style-name="P17"><text:span text:style-name="T13">&lt;/</text:span><text:span text:style-name="T14">bean</text:span><text:span text:style-name="T13">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7"/>
          <draw:frame presentation:style-name="pr6" draw:text-style-name="P8" draw:layer="layout" svg:width="16.254cm" svg:height="12.001cm" svg:x="2.033cm" svg:y="12.668cm" presentation:class="notes">
            <draw:text-box>
              <text:p text:style-name="P8">DEMO: a demo for this can be found in the cookbook section of the jmx-1 module</text:p>
            </draw:text-box>
          </draw:frame>
        </presentation:notes>
      </draw:page>
      <draw:page draw:name="Controlling MBean Detail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5">Controlling MBean Details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5">In many cases the default strategies for creating the management interface and setting the ObjectName are not sufficient</text:span></text:p>
              </text:list-item>
            </text:list>
            <text:list text:style-name="L4">
              <text:list-item>
                <text:p text:style-name="P9"><text:span text:style-name="T5"/></text:p>
              </text:list-item>
            </text:list>
            <text:list text:style-name="L4">
              <text:list-item>
                <text:p text:style-name="P6"><text:span text:style-name="T5">The MBeanExporter allows alternative strategies to be injected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ObjectNamingStrateg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MBeanInfoAssemb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8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ObjectNamingStrategy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5">ObjectNamingStrategy</text:span></text:p>
          </draw:text-box>
        </draw:frame>
        <draw:frame presentation:style-name="pr5" draw:text-style-name="P7" draw:layer="layout" svg:width="21.855cm" svg:height="12.123cm" svg:x="1.745cm" svg:y="4.657cm" presentation:class="outline" presentation:user-transformed="true">
          <draw:text-box>
            <text:list text:style-name="L4">
              <text:list-item>
                <text:p text:style-name="P20"><text:span text:style-name="T5">ObjectNames are controlled by implementations of the ObjectNamingStrategy interface</text:span></text:p>
              </text:list-item>
            </text:list>
            <text:list text:style-name="L4">
              <text:list-item>
                <text:p text:style-name="P20"><text:span text:style-name="T5">Three included implementations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5">KeyNamingStrateg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5">Default implementa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5">Uses the key passed to the MBeanExporter by defaul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5">Can be configured to look in a properties fi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5">IdentityNamingStrateg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5">Generates an ObjectName dynamically based on the JVM identity of a bea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5">MetadataNamingStrateg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5">Reads an ObjectName from source-level meta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9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5">ObjectNamingStrategy</text:span></text:p>
          </draw:text-box>
        </draw:frame>
        <draw:custom-shape draw:name="Rectangle 4" draw:style-name="gr6" draw:text-style-name="P12" draw:layer="layout" svg:width="20.743cm" svg:height="10.583cm" svg:x="2.324cm" svg:y="5.292cm">
          <text:p text:style-name="P17"><text:span text:style-name="T13">&lt;</text:span><text:span text:style-name="T14">bean </text:span><text:span text:style-name="T15">class</text:span><text:span text:style-name="T16">=</text:span><text:span text:style-name="T17">"org.springframework.jmx.export.MBeanExporter"</text:span><text:span text:style-name="T13">&gt;</text:span><text:span text:style-name="T13"><text:line-break/></text:span><text:span text:style-name="T13">&lt;</text:span><text:span text:style-name="T14">property </text:span><text:span text:style-name="T15">name</text:span><text:span text:style-name="T16">=</text:span><text:span text:style-name="T17">"beans"</text:span><text:span text:style-name="T13">&gt;</text:span><text:span text:style-name="T13"><text:line-break/></text:span><text:span text:style-name="T19"> <text:s text:c="3"/></text:span><text:span text:style-name="T13">&lt;</text:span><text:span text:style-name="T14">util:map</text:span><text:span text:style-name="T13">&gt;</text:span><text:span text:style-name="T13"><text:line-break/></text:span><text:span text:style-name="T19"> <text:s text:c="7"/></text:span><text:span text:style-name="T13">&lt;</text:span><text:span text:style-name="T14">entry </text:span><text:span text:style-name="T15">key</text:span><text:span text:style-name="T16">=</text:span><text:span text:style-name="T17">"not.important"</text:span><text:span text:style-name="T17"><text:line-break/></text:span><text:span text:style-name="T17"> <text:s text:c="18"/></text:span><text:span text:style-name="T15">value-ref</text:span><text:span text:style-name="T16">=</text:span><text:span text:style-name="T17">"messageService"</text:span><text:span text:style-name="T13">/&gt;</text:span><text:span text:style-name="T13"><text:line-break/></text:span><text:span text:style-name="T19"> <text:s text:c="3"/></text:span><text:span text:style-name="T13">&lt;/</text:span><text:span text:style-name="T14">util:map</text:span><text:span text:style-name="T13">&gt;</text:span><text:span text:style-name="T13"><text:line-break/></text:span><text:span text:style-name="T13">&lt;/</text:span><text:span text:style-name="T14">property</text:span><text:span text:style-name="T13">&gt;</text:span><text:span text:style-name="T20"><text:line-break/></text:span><text:span text:style-name="T13">&lt;</text:span><text:span text:style-name="T14">property </text:span><text:span text:style-name="T15">name</text:span><text:span text:style-name="T16">=</text:span><text:span text:style-name="T17">"namingStrategy"</text:span><text:span text:style-name="T13">&gt;</text:span><text:span text:style-name="T13"><text:line-break/></text:span><text:span text:style-name="T13"> <text:s text:c="3"/>&lt;</text:span><text:span text:style-name="T14">bean </text:span><text:span text:style-name="T15">class</text:span><text:span text:style-name="T16">=</text:span><text:span text:style-name="T17">"org.springframework.jmx.export.naming.</text:span><text:span text:style-name="T17"><text:line-break/></text:span><text:span text:style-name="T17"> <text:s text:c="26"/>IdentityNamingStrategy"</text:span><text:span text:style-name="T13">/&gt;</text:span><text:span text:style-name="T13"><text:line-break/></text:span><text:span text:style-name="T13">&lt;/</text:span><text:span text:style-name="T14">property</text:span><text:span text:style-name="T13">&gt;</text:span></text:p>
          <text:p text:style-name="P17"><text:span text:style-name="T13">&lt;/</text:span><text:span text:style-name="T14">bean</text:span><text:span text:style-name="T13">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0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MBeanInfoAssembler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5">MBeanInfoAssembler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5">Management interfaces are controlled by implementaions of the MBeanInfoAssembler interfac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Builds on the JMX standard ModelMBean infrastructu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Allows for the full feature set of JMX to be expos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Easily extensible for your own requir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1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5">MBeanInfoAssembler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5">Four included implementation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impleReflectiveMBeanInfoAssemb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5">Default implementa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5">Exposes all public properties and method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MethodNameBasedMBeanInfoAssemb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5">Supports declarative selection of methods in a Spring configuration fi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5">Extremely easy to configur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5">Allows per instance configu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2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5">MBeanInfoAssembler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21"><text:span text:style-name="T5">InterfaceBasedMBeanInfoAssemb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5">Supports management interface definition using Java interfac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5">Extends the Standard MBean interface semantic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5">Use multiple interfaces per bea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5">Beans do not need to implement the management interface directl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5">MetadataMBeanInfoAssemb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5">Define management interfaces using source-level metadat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5">JDK 5.0 Annota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5">Supports autodetec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5">Any bean marked with the @ManagedResource annotation will be automatically registered with an MBeanSer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3"/>
          <draw:frame presentation:style-name="pr6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5">MBeanInfoAssembler</text:span></text:p>
          </draw:text-box>
        </draw:frame>
        <draw:custom-shape draw:name="Rectangle 4" draw:style-name="gr6" draw:text-style-name="P12" draw:layer="layout" svg:width="20.744cm" svg:height="12.488cm" svg:x="2.328cm" svg:y="4.445cm">
          <text:p text:style-name="P17"><text:span text:style-name="T13">&lt;</text:span><text:span text:style-name="T14">bean </text:span><text:span text:style-name="T15">class</text:span><text:span text:style-name="T16">=</text:span><text:span text:style-name="T17">"org.springframework.jmx.export.MBeanExporter"</text:span><text:span text:style-name="T13">&gt;</text:span></text:p>
          <text:p text:style-name="P17"><text:span text:style-name="T19">…</text:span><text:span text:style-name="T13"><text:line-break/></text:span><text:span text:style-name="T13">&lt;</text:span><text:span text:style-name="T14">property </text:span><text:span text:style-name="T15">name</text:span><text:span text:style-name="T16">=</text:span><text:span text:style-name="T17">"assembler"</text:span><text:span text:style-name="T13">&gt;</text:span><text:span text:style-name="T13"><text:line-break/></text:span><text:span text:style-name="T13"> <text:s text:c="3"/>&lt;</text:span><text:span text:style-name="T14">bean </text:span><text:span text:style-name="T15">class</text:span><text:span text:style-name="T16">=</text:span><text:span text:style-name="T17">"org.springframework.jmx.export.assembler.</text:span><text:span text:style-name="T17"><text:line-break/></text:span><text:span text:style-name="T17"> <text:s text:c="26"/>InterfaceBasedMBeanInfoAssembler"</text:span><text:span text:style-name="T13">&gt;</text:span><text:span text:style-name="T13"><text:line-break/></text:span><text:span text:style-name="T13"> <text:s text:c="7"/>&lt;</text:span><text:span text:style-name="T14">property </text:span><text:span text:style-name="T15">name</text:span><text:span text:style-name="T16">=</text:span><text:span text:style-name="T17">"interfaceMappings"</text:span><text:span text:style-name="T13">&gt;</text:span><text:span text:style-name="T13"><text:line-break/></text:span><text:span text:style-name="T13"> <text:s text:c="11"/>&lt;</text:span><text:span text:style-name="T14">util:map</text:span><text:span text:style-name="T13">&gt;</text:span><text:span text:style-name="T13"><text:line-break/></text:span><text:span text:style-name="T13"> <text:s text:c="15"/>&lt;</text:span><text:span text:style-name="T14">entry </text:span><text:span text:style-name="T15">key</text:span><text:span text:style-name="T16">=</text:span><text:span text:style-name="T17">"service:name=messageService"</text:span><text:span text:style-name="T17"><text:line-break/></text:span><text:span text:style-name="T17"> <text:s text:c="26"/></text:span><text:span text:style-name="T15">value</text:span><text:span text:style-name="T16">=</text:span><text:span text:style-name="T17">"infoassembler.MessageCapable" </text:span><text:span text:style-name="T13">/&gt;</text:span><text:span text:style-name="T13"><text:line-break/></text:span><text:span text:style-name="T13"> <text:s text:c="11"/>&lt;/</text:span><text:span text:style-name="T14">util:map</text:span><text:span text:style-name="T13">&gt;</text:span><text:span text:style-name="T13"><text:line-break/></text:span><text:span text:style-name="T13"> <text:s text:c="7"/>&lt;/</text:span><text:span text:style-name="T14">property</text:span><text:span text:style-name="T13">&gt;</text:span><text:span text:style-name="T13"><text:line-break/></text:span><text:span text:style-name="T13"> <text:s text:c="3"/>&lt;/</text:span><text:span text:style-name="T14">bean</text:span><text:span text:style-name="T13">&gt;</text:span><text:span text:style-name="T13"><text:line-break/></text:span><text:span text:style-name="T13">&lt;/</text:span><text:span text:style-name="T14">property</text:span><text:span text:style-name="T13">&gt;</text:span></text:p>
          <text:p text:style-name="P17"><text:span text:style-name="T13">&lt;/</text:span><text:span text:style-name="T14">bean</text:span><text:span text:style-name="T13">&gt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3.335cm" svg:height="10.002cm" svg:x="3.492cm" svg:y="2.001cm" draw:page-number="24" presentation:class="page"/>
          <draw:frame presentation:style-name="pr9" draw:text-style-name="P8" draw:layer="layout" svg:width="16.254cm" svg:height="12.001cm" svg:x="2.033cm" svg:y="12.668cm" presentation:class="notes">
            <draw:text-box>
              <text:p text:style-name="P8">DEMO: uses annotation-app from the cookbook section in the jmx-1 module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16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5"><text:span text:style-name="T10">Introduction to JMX</text:span></text:p>
              </text:list-item>
            </text:list>
            <text:list text:style-name="L4">
              <text:list-item>
                <text:p text:style-name="P15"><text:span text:style-name="T10">JMX Architecture</text:span></text:p>
              </text:list-item>
            </text:list>
            <text:list text:style-name="L4">
              <text:list-item>
                <text:p text:style-name="P15"><text:span text:style-name="T11">Introducing Spring JMX</text:span></text:p>
              </text:list-item>
            </text:list>
            <text:list text:style-name="L4">
              <text:list-item>
                <text:p text:style-name="P15"><text:span text:style-name="T11">Explicitly exporting beans with Spring</text:span></text:p>
              </text:list-item>
            </text:list>
            <text:list text:style-name="L4">
              <text:list-item>
                <text:p text:style-name="P15"><text:span text:style-name="T12">Automatically exporting existing MBea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5"/>
          <draw:frame presentation:style-name="pr7" draw:text-style-name="P24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13cm" svg:x="0.957cm" svg:y="0.095cm" presentation:class="title" presentation:user-transformed="true">
          <draw:text-box>
            <text:p text:style-name="P5"><text:span text:style-name="T5">Automatically exporting </text:span><text:span text:style-name="T5"><text:line-break/></text:span><text:span text:style-name="T5">pre-existing MBeans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5">Some beans are Mbeans themselves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5">ActiveMQ ConnectionFacto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5">Hibernate StatisticsService</text:span></text:p>
                  </text:list-item>
                </text:list>
              </text:list-item>
            </text:list>
            <text:list text:style-name="L4">
              <text:list-item>
                <text:p text:style-name="P26"><text:span text:style-name="T5">Spring can easily autodetect those and export them for you</text:span></text:p>
              </text:list-item>
            </text:list>
          </draw:text-box>
        </draw:frame>
        <draw:custom-shape draw:name="Rectangle 4" draw:style-name="gr8" draw:text-style-name="P29" draw:layer="layout" svg:width="21.59cm" svg:height="5.246cm" svg:x="1.905cm" svg:y="11.933cm">
          <text:p text:style-name="P27"><text:span text:style-name="T21">&lt;context:mbean-export/&gt;</text:span></text:p>
          <text:p text:style-name="P27"><text:span text:style-name="T21"/></text:p>
          <text:p text:style-name="P28"><text:span text:style-name="T22">&lt;</text:span><text:span text:style-name="T23">bean </text:span><text:span text:style-name="T24">id</text:span><text:span text:style-name="T25">=</text:span><text:span text:style-name="T26">"connectionFactory" </text:span></text:p>
          <text:p text:style-name="P28"><text:span text:style-name="T26"><text:s text:c="8"/></text:span><text:span text:style-name="T24">class</text:span><text:span text:style-name="T25">=</text:span><text:span text:style-name="T26">"org.apache.activemq.ActiveMQConnectionFactory"</text:span><text:span text:style-name="T22">&gt;</text:span></text:p>
          <text:p text:style-name="P28"><text:span text:style-name="T25"><text:s text:c="8"/></text:span><text:span text:style-name="T22">&lt;</text:span><text:span text:style-name="T23">property </text:span><text:span text:style-name="T24">name</text:span><text:span text:style-name="T25">=</text:span><text:span text:style-name="T26">"brokerURL" </text:span><text:span text:style-name="T24">value</text:span><text:span text:style-name="T25">=</text:span><text:span text:style-name="T26">"..."</text:span><text:span text:style-name="T22">/&gt;</text:span></text:p>
          <text:p text:style-name="P28"><text:span text:style-name="T22">&lt;/</text:span><text:span text:style-name="T23">bean</text:span><text:span text:style-name="T22">&gt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6"/>
          <draw:frame presentation:style-name="pr6" draw:text-style-name="P2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5">Summary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5">Spring JMX allows you to easily export </text:span><text:span text:style-name="T5"><text:line-break/></text:span><text:span text:style-name="T5">Spring-managed beans to a JMX MbeanServer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5">Simple value-add now that your beans are managed</text:span></text:p>
                  </text:list-item>
                </text:list>
              </text:list-item>
            </text:list>
            <text:list text:style-name="L4">
              <text:list-item>
                <text:p text:style-name="P26"><text:span text:style-name="T5">Use MbeanInfoAssembler to customize the management interface</text:span></text:p>
              </text:list-item>
            </text:list>
            <text:list text:style-name="L4">
              <text:list-item>
                <text:p text:style-name="P26"><text:span text:style-name="T5">Using &lt;context:mbean-export&gt; to automatically export pre-existing MBea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7"/>
          <draw:frame presentation:style-name="pr6" draw:text-style-name="P2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office:forms form:automatic-focus="false" form:apply-design-mode="false"/>
        <draw:frame presentation:style-name="pr10" draw:text-style-name="P2" draw:layer="layout" svg:width="24.404cm" svg:height="4.085cm" svg:x="0.498cm" svg:y="5.525cm" presentation:class="title" presentation:user-transformed="true">
          <draw:text-box>
            <text:p text:style-name="P1"><text:span text:style-name="T27">LAB</text:span></text:p>
          </draw:text-box>
        </draw:frame>
        <draw:frame presentation:style-name="pr11" draw:text-style-name="P2" draw:layer="layout" svg:width="19.685cm" svg:height="3.176cm" svg:x="3.174cm" svg:y="10.794cm" presentation:class="subtitle" presentation:user-transformed="true">
          <draw:text-box>
            <text:p text:style-name="P3">Adding Management and Monitoring</text:p>
            <text:p text:style-name="P3">with Spring JMX</text:p>
          </draw:text-box>
        </draw:frame>
        <presentation:notes draw:style-name="dp2">
          <office:forms form:automatic-focus="false" form:apply-design-mode="false"/>
          <draw:page-thumbnail draw:layer="layout" svg:width="13.339cm" svg:height="10.006cm" svg:x="3.493cm" svg:y="2.002cm" draw:page-number="28"/>
          <draw:frame presentation:style-name="pr12" draw:text-style-name="P8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JMX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22DCF009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37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2024983D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pr2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22DCF009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2024983D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3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pr4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dc:title>Module Name</dc:title>
    <meta:initial-creator>Mark Fisher</meta:initial-creator>
    <meta:creation-date>2006-09-22T09:51:11</meta:creation-date>
    <dc:date>2008-02-11T17:13:25</dc:date>
    <meta:print-date>2007-04-17T15:18:50</meta:print-date>
    <dc:language>en-US</dc:language>
    <meta:editing-cycles>124</meta:editing-cycles>
    <meta:editing-duration>PT16H51M46S</meta:editing-duration>
    <meta:user-defined meta:name="Info 1"/>
    <meta:user-defined meta:name="Info 2"/>
    <meta:user-defined meta:name="Info 3"/>
    <meta:user-defined meta:name="Info 4"/>
    <meta:document-statistic meta:object-count="161"/>
  </office:meta>
</office:document-meta>
</file>